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98cm"/>
    </style:style>
    <style:style style:name="gr4" style:family="graphic" style:parent-style-name="standard">
      <style:graphic-properties svg:stroke-width="0.025cm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Bitstream Charter'" style:font-family-generic="roman" style:font-pitch="variable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Bitstream Charter'" style:font-family-generic="roman" style:font-pitch="variable"/>
    </style:style>
    <style:style style:name="P5" style:family="paragraph">
      <style:paragraph-properties fo:margin-left="0cm" fo:margin-right="0cm" fo:text-indent="0cm"/>
      <style:text-properties fo:font-family="'Bitstream Charter'" style:font-family-generic="roman" style:font-pitch="variable"/>
    </style:style>
    <style:style style:name="P6" style:family="paragraph">
      <style:paragraph-properties fo:text-align="center"/>
    </style:style>
    <style:style style:name="T1" style:family="text">
      <style:text-properties fo:font-family="'Bitstream Charter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08cm" svg:height="1.905cm" svg:x="1.095cm" svg:y="1cm">
          <text:p text:style-name="P1"><text:span text:style-name="T1">ext.omssa.ya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905cm" svg:x="1.095cm" svg:y="4.81cm">
          <text:p text:style-name="P1"><text:span text:style-name="T1">ext.omssa.omssacl.ya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905cm" svg:x="1.095cm" svg:y="12.43cm">
          <text:p text:style-name="P1"><text:span text:style-name="T1">run-omssa.r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905cm" svg:x="1.095cm" svg:y="8.62cm">
          <text:p text:style-name="P1"><text:span text:style-name="T1">run-omssa.yam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612cm" svg:height="1.017cm" svg:x="9.35cm" svg:y="12.883cm">
          <draw:text-box>
            <text:p text:style-name="P3"><text:span text:style-name="T1">Run OMSSA script</text:span></text:p>
          </draw:text-box>
        </draw:frame>
        <draw:frame draw:style-name="gr2" draw:text-style-name="P4" draw:layer="layout" svg:width="4.092cm" svg:height="1.783cm" svg:x="9.35cm" svg:y="8.742cm">
          <draw:text-box>
            <text:p text:style-name="P3"><text:span text:style-name="T1">Run OMSSA </text:span><text:span text:style-name="T1"><text:line-break/></text:span><text:span text:style-name="T1">description</text:span></text:p>
          </draw:text-box>
        </draw:frame>
        <draw:frame draw:style-name="gr2" draw:text-style-name="P4" draw:layer="layout" svg:width="5.209cm" svg:height="1.783cm" svg:x="9.35cm" svg:y="4.81cm">
          <draw:text-box>
            <text:p text:style-name="P3"><text:span text:style-name="T1">omssacl program</text:span></text:p>
            <text:p text:style-name="P3"><text:span text:style-name="T1">description</text:span></text:p>
          </draw:text-box>
        </draw:frame>
        <draw:frame draw:style-name="gr3" draw:text-style-name="P5" draw:layer="layout" svg:width="5.62cm" svg:height="1.783cm" svg:x="9.35cm" svg:y="1.122cm">
          <draw:text-box>
            <text:p text:style-name="P3"><text:span text:style-name="T1">OMSSA package description</text:span></text:p>
          </draw:text-box>
        </draw:frame>
        <draw:line draw:style-name="gr4" draw:text-style-name="P6" draw:layer="layout" svg:x1="3.635cm" svg:y1="2.905cm" svg:x2="3.635cm" svg:y2="4.81cm">
          <text:p text:style-name="P3"/>
        </draw:line>
        <draw:line draw:style-name="gr4" draw:text-style-name="P6" draw:layer="layout" svg:x1="3.635cm" svg:y1="6.715cm" svg:x2="3.635cm" svg:y2="8.62cm">
          <text:p text:style-name="P3"/>
        </draw:line>
        <draw:line draw:style-name="gr4" draw:text-style-name="P6" draw:layer="layout" svg:x1="3.635cm" svg:y1="10.525cm" svg:x2="3.635cm" svg:y2="12.43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chael Specht</meta:initial-creator>
    <meta:creation-date>2008-07-13T22:29:09</meta:creation-date>
    <dc:creator>Michael Specht</dc:creator>
    <dc:date>2008-07-13T22:39:08</dc:date>
    <meta:editing-cycles>1</meta:editing-cycles>
    <meta:editing-duration>PT10M1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